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a441" officeooo:paragraph-rsid="000da441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da441" officeooo:paragraph-rsid="000da441" style:font-weight-asian="normal" style:font-weight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 ()</text:p>
      <text:p text:style-name="Standard"/>
      <text:p text:style-name="Standard">{</text:p>
      <text:p text:style-name="Standard"/>
      <text:p text:style-name="Standard"><text:s text:c="4"/>int a,b;</text:p>
      <text:p text:style-name="Standard"/>
      <text:p text:style-name="Standard"><text:s text:c="4"/>printf("enter the values for a and b:");</text:p>
      <text:p text:style-name="Standard"/>
      <text:p text:style-name="Standard"><text:s text:c="6"/>scanf("%d%d",&amp;a,&amp;b);</text:p>
      <text:p text:style-name="Standard"><text:s text:c="5"/></text:p>
      <text:p text:style-name="Standard"><text:s text:c="5"/>printf ("values of a = %d and b = %d before swap \n", a,b);</text:p>
      <text:p text:style-name="Standard"/>
      <text:p text:style-name="Standard"><text:s text:c="5"/>a = a^b;</text:p>
      <text:p text:style-name="Standard"/>
      <text:p text:style-name="Standard"><text:s text:c="5"/>b = a^b;</text:p>
      <text:p text:style-name="Standard"/>
      <text:p text:style-name="Standard"><text:s text:c="5"/>a = a^b;</text:p>
      <text:p text:style-name="Standard"/>
      <text:p text:style-name="Standard"><text:s text:c="5"/>printf ("values of a=%d and b=%d after swap \n", a,b);</text:p>
      <text:p text:style-name="Standard"/>
      <text:p text:style-name="Standard"><text:s text:c="5"/>return 0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utput <text:span text:style-name="T1"><text:s text:c="3"/>:</text:span></text:p>
      <text:p text:style-name="P1"/>
      <text:p text:style-name="P1"/>
      <text:p text:style-name="P1"/>
      <text:p text:style-name="P2">enter the values for a and b:22</text:p>
      <text:p text:style-name="P2">33</text:p>
      <text:p text:style-name="P2">values of a = 22 and b = 33 before swap </text:p>
      <text:p text:style-name="P2">values of a=33 and b=22 after swap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4:30:01.370804697</meta:creation-date>
    <dc:date>2022-09-09T14:32:52.434010672</dc:date>
    <meta:editing-duration>PT2M53S</meta:editing-duration>
    <meta:editing-cycles>1</meta:editing-cycles>
    <meta:document-statistic meta:table-count="0" meta:image-count="0" meta:object-count="0" meta:page-count="1" meta:paragraph-count="19" meta:word-count="80" meta:character-count="413" meta:non-whitespace-character-count="297"/>
    <meta:generator>LibreOffice/6.4.7.2$Linux_X86_64 LibreOffice_project/40$Build-2</meta:generator>
  </office:meta>
</office:document-meta>
</file>